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17b7b9" officeooo:paragraph-rsid="0017b7b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officeooo:rsid="0017b7b9" officeooo:paragraph-rsid="0017b7b9" style:font-weight-asian="normal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weight="bold" officeooo:rsid="0017b7b9" officeooo:paragraph-rsid="0017b7b9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weight="bold" officeooo:rsid="0017b7b9" officeooo:paragraph-rsid="00199bd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ec06" style:font-weight-asian="normal" style:font-weight-complex="normal"/>
    </style:style>
    <style:style style:name="T3" style:family="text">
      <style:text-properties fo:font-weight="normal" officeooo:rsid="00199bd5" style:font-weight-asian="normal" style:font-weight-complex="normal"/>
    </style:style>
    <style:style style:name="T4" style:family="text">
      <style:text-properties fo:font-weight="normal" officeooo:rsid="001ac38a" style:font-weight-asian="normal" style:font-weight-complex="normal"/>
    </style:style>
    <style:style style:name="T5" style:family="text">
      <style:text-properties officeooo:rsid="0017e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O ESTADO DE SANTA CATARINA</text:p>
      <text:p text:style-name="P1">CENTRO DE CIÊNCIAS TECNOLÓGICAS</text:p>
      <text:p text:style-name="P2"/>
      <text:p text:style-name="P1">INTELIGÊNCIA ARTIFICIAL<text:span text:style-name="T5"> – </text:span>IAR0001</text:p>
      <text:p text:style-name="P2">ACADÊMICO MARLON HENRY SCHWEIGERT</text:p>
      <text:p text:style-name="P2"/>
      <text:p text:style-name="P1">TEOREMA ‘NO-FREE LUNCH’</text:p>
      <text:p text:style-name="P3"/>
      <text:p text:style-name="P3"><text:tab/><text:span text:style-name="T1">Esse teorema tem base com a tradição comum no Velho Oeste americano. A tradição comum era receber um almoço grátis caso comprasse uma bebida. Porém, esse almoço grátis é salgado e o mesmo faz aumentar o consumo de bebidas. Existe uma variante que citav</text:span><text:span text:style-name="T2">a uma praça de alimentação com comidas gratuitas e outras mais caras. Em média, todas elas custavam o mesmo valor e no fim os pratos gratuitos eram pagos.</text:span></text:p>
      <text:p text:style-name="P3"><text:span text:style-name="T2"/></text:p>
      <text:p text:style-name="P3"><text:span text:style-name="T2"><text:tab/>Em qualquer versão que utilizarmos como base, levamos esse teorema na ciência como uma forma de expressar que não existe como gerar algo sem pagar seu valor. No geral, isso é bem comum n</text:span><text:span text:style-name="T4">as ciências</text:span><text:span text:style-name="T2"> físic</text:span><text:span text:style-name="T4">as</text:span><text:span text:style-name="T2">, onde não pode-se gerar energia de forma gratuita, </text:span><text:span text:style-name="T4">visto que essa energia </text:span><text:span text:style-name="T2">sempre será retirad</text:span><text:span text:style-name="T4">a</text:span><text:span text:style-name="T2"> de algum lugar e colocará em outro lugar.</text:span></text:p>
      <text:p text:style-name="P3"><text:span text:style-name="T2"/></text:p>
      <text:p text:style-name="P3"><text:span text:style-name="T2"><text:tab/>Em Inteligência Artificial, sabemos que para otimizar um problema é muito custoso. </text:span><text:span text:style-name="T3">Problemas como</text:span><text:span text:style-name="T2"> algoritmos </text:span><text:span text:style-name="T3">de</text:span><text:span text:style-name="T2"> Dijkstra (Custo uniforme) ou Bellman-ford (Fluxo máximo) </text:span><text:span text:style-name="T3">possuem um custo elevado para resolver problemas de otimização. Assim podemos utilizar problemas que chegam em um resultado bom dentro de um limite, mas não são respostas ótimas.</text:span></text:p>
      <text:p text:style-name="P3"><text:span text:style-name="T3"/></text:p>
      <text:p text:style-name="P4"><text:span text:style-name="T3"><text:tab/>Outra analogia que pode ser realizada é para solucionadores de problemas gerais </text:span><text:span text:style-name="T4">é a qual</text:span><text:span text:style-name="T3"> quanto mais geral seja o escopo do problema mais custoso será </text:span><text:span text:style-name="T4">a solução do problema, principalmente se comparado</text:span><text:span text:style-name="T3"> a solucionadores de problemas específic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9:40:37.766079026</meta:creation-date>
    <dc:date>2018-03-05T10:15:03.733253466</dc:date>
    <meta:editing-duration>PT2M45S</meta:editing-duration>
    <meta:editing-cycles>1</meta:editing-cycles>
    <meta:document-statistic meta:table-count="0" meta:image-count="0" meta:object-count="0" meta:page-count="1" meta:paragraph-count="9" meta:word-count="239" meta:character-count="1503" meta:non-whitespace-character-count="1268"/>
    <meta:generator>LibreOffice/6.0.2.1$Linux_X86_64 LibreOffice_project/f7f06a8f319e4b62f9bc5095aa112a65d2f3ac89</meta:generator>
  </office:meta>
</office:document-meta>
</file>